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style:font-size-asian="12pt" style:font-size-complex="12pt"/>
    </style:style>
    <style:style style:name="P2" style:family="paragraph" style:parent-style-name="Standard">
      <style:text-properties style:font-name="Liberation Mono" fo:font-size="12pt" officeooo:rsid="000eb6df" officeooo:paragraph-rsid="000eb6df" style:font-size-asian="12pt" style:font-size-complex="12pt"/>
    </style:style>
    <style:style style:name="P3" style:family="paragraph" style:parent-style-name="Standard">
      <style:text-properties style:font-name="Liberation Mono" fo:font-size="12pt" officeooo:rsid="000eb6df" officeooo:paragraph-rsid="00111b8b" style:font-size-asian="12pt" style:font-size-complex="12pt"/>
    </style:style>
    <style:style style:name="P4" style:family="paragraph" style:parent-style-name="Standard">
      <style:text-properties style:font-name="Liberation Mono" fo:font-size="12pt" officeooo:rsid="000eb6df" officeooo:paragraph-rsid="001ffda6" style:font-size-asian="12pt" style:font-size-complex="12pt"/>
    </style:style>
    <style:style style:name="P5" style:family="paragraph" style:parent-style-name="Standard">
      <style:text-properties style:font-name="Liberation Mono" fo:font-size="12pt" officeooo:rsid="000eb6df" officeooo:paragraph-rsid="00122c0b" style:font-size-asian="12pt" style:font-size-complex="12pt"/>
    </style:style>
    <style:style style:name="P6" style:family="paragraph" style:parent-style-name="Standard">
      <style:text-properties style:font-name="Liberation Mono" fo:font-size="12pt" officeooo:rsid="000eb6df" officeooo:paragraph-rsid="0012da20" style:font-size-asian="12pt" style:font-size-complex="12pt"/>
    </style:style>
    <style:style style:name="P7" style:family="paragraph" style:parent-style-name="Standard">
      <style:text-properties style:font-name="Liberation Mono" fo:font-size="12pt" officeooo:rsid="000eb6df" officeooo:paragraph-rsid="00279173" style:font-size-asian="12pt" style:font-size-complex="12pt"/>
    </style:style>
    <style:style style:name="P8" style:family="paragraph" style:parent-style-name="Standard">
      <style:text-properties style:font-name="Liberation Mono" fo:font-size="12pt" officeooo:rsid="0012f763" officeooo:paragraph-rsid="000eb6df" style:font-size-asian="12pt" style:font-size-complex="12pt"/>
    </style:style>
    <style:style style:name="P9" style:family="paragraph" style:parent-style-name="Standard">
      <style:text-properties style:font-name="Liberation Mono" fo:font-size="12pt" officeooo:rsid="000fabf6" officeooo:paragraph-rsid="0016e695" style:font-size-asian="12pt" style:font-size-complex="12pt"/>
    </style:style>
    <style:style style:name="P10" style:family="paragraph" style:parent-style-name="Standard">
      <style:text-properties style:font-name="Liberation Mono" fo:font-size="12pt" officeooo:rsid="000fabf6" officeooo:paragraph-rsid="001ffda6" style:font-size-asian="12pt" style:font-size-complex="12pt"/>
    </style:style>
    <style:style style:name="P11" style:family="paragraph" style:parent-style-name="Standard">
      <style:text-properties style:font-name="Liberation Mono" fo:font-size="12pt" officeooo:rsid="000fabf6" officeooo:paragraph-rsid="0022bf47" style:font-size-asian="12pt" style:font-size-complex="12pt"/>
    </style:style>
    <style:style style:name="P12" style:family="paragraph" style:parent-style-name="Standard">
      <style:text-properties style:font-name="Liberation Mono" fo:font-size="12pt" officeooo:rsid="000fabf6" officeooo:paragraph-rsid="00279173" style:font-size-asian="12pt" style:font-size-complex="12pt"/>
    </style:style>
    <style:style style:name="P13" style:family="paragraph" style:parent-style-name="Standard">
      <style:text-properties style:font-name="Liberation Mono" fo:font-size="12pt" officeooo:rsid="00111b8b" officeooo:paragraph-rsid="00111b8b" style:font-size-asian="12pt" style:font-size-complex="12pt"/>
    </style:style>
    <style:style style:name="P14" style:family="paragraph" style:parent-style-name="Standard">
      <style:text-properties style:font-name="Liberation Mono" fo:font-size="12pt" officeooo:rsid="0015aaf1" officeooo:paragraph-rsid="0015aaf1" style:font-size-asian="12pt" style:font-size-complex="12pt"/>
    </style:style>
    <style:style style:name="P15" style:family="paragraph" style:parent-style-name="Standard">
      <style:text-properties style:font-name="Liberation Mono" fo:font-size="12pt" officeooo:rsid="0015aaf1" officeooo:paragraph-rsid="001aa9ad" style:font-size-asian="12pt" style:font-size-complex="12pt"/>
    </style:style>
    <style:style style:name="P16" style:family="paragraph" style:parent-style-name="Standard">
      <style:text-properties style:font-name="Liberation Mono" fo:font-size="12pt" officeooo:rsid="0015aaf1" officeooo:paragraph-rsid="0025de96" style:font-size-asian="12pt" style:font-size-complex="12pt"/>
    </style:style>
    <style:style style:name="P17" style:family="paragraph" style:parent-style-name="Standard">
      <style:text-properties style:font-name="Liberation Mono" fo:font-size="12pt" officeooo:rsid="001ffda6" officeooo:paragraph-rsid="002287d7" style:font-size-asian="12pt" style:font-size-complex="12pt"/>
    </style:style>
    <style:style style:name="P18" style:family="paragraph" style:parent-style-name="Standard">
      <style:text-properties style:font-name="Liberation Mono" fo:font-size="12pt" officeooo:rsid="001aa9ad" officeooo:paragraph-rsid="001c40b7" style:font-size-asian="12pt" style:font-size-complex="12pt"/>
    </style:style>
    <style:style style:name="P19" style:family="paragraph" style:parent-style-name="Standard">
      <style:text-properties style:font-name="Liberation Mono" fo:font-size="12pt" officeooo:rsid="001aa9ad" officeooo:paragraph-rsid="0025de96" style:font-size-asian="12pt" style:font-size-complex="12pt"/>
    </style:style>
    <style:style style:name="P20" style:family="paragraph" style:parent-style-name="Standard">
      <style:text-properties style:font-name="Liberation Mono" fo:font-size="12pt" officeooo:rsid="001626c3" officeooo:paragraph-rsid="0025de96" style:font-size-asian="12pt" style:font-size-complex="12pt"/>
    </style:style>
    <style:style style:name="P21" style:family="paragraph" style:parent-style-name="Standard">
      <style:text-properties style:font-name="Liberation Mono" fo:font-size="12pt" officeooo:rsid="0024c047" officeooo:paragraph-rsid="0024c047" style:font-size-asian="12pt" style:font-size-complex="12pt"/>
    </style:style>
    <style:style style:name="P22" style:family="paragraph" style:parent-style-name="Standard">
      <style:text-properties style:font-name="Liberation Mono" fo:font-size="12pt" officeooo:rsid="00279173" officeooo:paragraph-rsid="00279173" style:font-size-asian="12pt" style:font-size-complex="12pt"/>
    </style:style>
    <style:style style:name="P23" style:family="paragraph" style:parent-style-name="Standard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Mono" fo:font-size="12pt" fo:font-weight="bold" officeooo:rsid="000eb6df" officeooo:paragraph-rsid="000eb6df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Mono" fo:font-size="12pt" fo:font-weight="bold" officeooo:rsid="00111b8b" officeooo:paragraph-rsid="00111b8b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Mono" fo:font-size="12pt" fo:font-weight="bold" officeooo:rsid="001cd2b7" officeooo:paragraph-rsid="001cd2b7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Mono" fo:font-size="12pt" fo:font-weight="bold" officeooo:rsid="0015aaf1" officeooo:paragraph-rsid="0015aaf1" style:font-size-asian="12pt" style:font-weight-asian="bold" style:font-size-complex="12pt" style:font-weight-complex="bold"/>
    </style:style>
    <style:style style:name="T1" style:family="text">
      <style:text-properties officeooo:rsid="000eb6df"/>
    </style:style>
    <style:style style:name="T2" style:family="text">
      <style:text-properties officeooo:rsid="000fabf6"/>
    </style:style>
    <style:style style:name="T3" style:family="text">
      <style:text-properties officeooo:rsid="00111b8b"/>
    </style:style>
    <style:style style:name="T4" style:family="text">
      <style:text-properties officeooo:rsid="0011e914"/>
    </style:style>
    <style:style style:name="T5" style:family="text">
      <style:text-properties officeooo:rsid="0013e7e2"/>
    </style:style>
    <style:style style:name="T6" style:family="text">
      <style:text-properties officeooo:rsid="00167c90"/>
    </style:style>
    <style:style style:name="T7" style:family="text">
      <style:text-properties officeooo:rsid="0016dfe2"/>
    </style:style>
    <style:style style:name="T8" style:family="text">
      <style:text-properties officeooo:rsid="0016e695"/>
    </style:style>
    <style:style style:name="T9" style:family="text">
      <style:text-properties officeooo:rsid="00172f0e"/>
    </style:style>
    <style:style style:name="T10" style:family="text">
      <style:text-properties officeooo:rsid="001806c3"/>
    </style:style>
    <style:style style:name="T11" style:family="text">
      <style:text-properties officeooo:rsid="001c40b7"/>
    </style:style>
    <style:style style:name="T12" style:family="text">
      <style:text-properties officeooo:rsid="001e63f5"/>
    </style:style>
    <style:style style:name="T13" style:family="text">
      <style:text-properties officeooo:rsid="001f960f"/>
    </style:style>
    <style:style style:name="T14" style:family="text">
      <style:text-properties officeooo:rsid="001ffda6"/>
    </style:style>
    <style:style style:name="T15" style:family="text">
      <style:text-properties officeooo:rsid="002123d2"/>
    </style:style>
    <style:style style:name="T16" style:family="text">
      <style:text-properties officeooo:rsid="0022bf47"/>
    </style:style>
    <style:style style:name="T17" style:family="text">
      <style:text-properties officeooo:rsid="0023bb2a"/>
    </style:style>
    <style:style style:name="T18" style:family="text">
      <style:text-properties officeooo:rsid="0024c047"/>
    </style:style>
    <style:style style:name="T19" style:family="text">
      <style:text-properties officeooo:rsid="0025de96"/>
    </style:style>
    <style:style style:name="T20" style:family="text">
      <style:text-properties officeooo:rsid="0026ac4e"/>
    </style:style>
    <style:style style:name="T21" style:family="text">
      <style:text-properties officeooo:rsid="00279173"/>
    </style:style>
    <style:style style:name="T22" style:family="text">
      <style:text-properties officeooo:rsid="00294c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YMKRSCII, *.tci<text:span text:style-name="T1">user</text:span>, 'Tim Kerski <text:span text:style-name="T1">User File</text:span>', Version 1</text:p>
      <text:p text:style-name="P1"/>
      <text:p text:style-name="P24">Description</text:p>
      <text:p text:style-name="P2"/>
      <text:p text:style-name="P2">A Tymkrscii User file is a binary file format used to store all of the settings and assets related to a single user.</text:p>
      <text:p text:style-name="P2"/>
      <text:p text:style-name="P2">The file is always of a fixed size, <text:span text:style-name="T2">8192</text:span> bytes long.</text:p>
      <text:p text:style-name="P8"/>
      <text:p text:style-name="P24">File Format</text:p>
      <text:p text:style-name="P2"/>
      <text:p text:style-name="P3">name<text:tab/><text:tab/><text:tab/>start<text:tab/><text:tab/>end<text:tab/><text:tab/>length<text:tab/><text:tab/>description</text:p>
      <text:p text:style-name="P2"/>
      <text:p text:style-name="P9">Header<text:tab/><text:tab/><text:span text:style-name="T12">0</text:span><text:tab/><text:tab/><text:tab/><text:span text:style-name="T12">15</text:span><text:tab/><text:span text:style-name="T7"><text:tab/></text:span><text:span text:style-name="T8">16</text:span><text:span text:style-name="T5"><text:tab/><text:tab/><text:tab/></text:span></text:p>
      <text:p text:style-name="P10"><text:span text:style-name="T11">User Logo</text:span><text:tab/><text:tab/><text:span text:style-name="T12">16</text:span><text:tab/><text:tab/><text:tab/><text:span text:style-name="T12">991</text:span><text:span text:style-name="T7"><text:tab/></text:span><text:span text:style-name="T11"><text:tab/></text:span>976<text:span text:style-name="T5"><text:tab/><text:tab/><text:tab/></text:span><text:span text:style-name="T17">a user's logo</text:span></text:p>
      <text:p text:style-name="P4">User Keys<text:span text:style-name="T2"><text:tab/><text:tab/></text:span><text:span text:style-name="T12">992</text:span><text:span text:style-name="T2"><text:tab/><text:tab/><text:tab/></text:span><text:span text:style-name="T12">3039</text:span><text:span text:style-name="T2"><text:tab/></text:span><text:span text:style-name="T7"><text:tab/></text:span><text:span text:style-name="T8">2048</text:span><text:span text:style-name="T5"><text:tab/><text:tab/><text:tab/></text:span><text:span text:style-name="T17">a user's userkeys</text:span></text:p>
      <text:p text:style-name="P10"><text:span text:style-name="T11">User Site</text:span><text:tab/><text:tab/><text:span text:style-name="T12">3040</text:span><text:tab/><text:tab/><text:tab/><text:span text:style-name="T12">8191</text:span><text:tab/><text:span text:style-name="T7"><text:tab/></text:span><text:span text:style-name="T8">5152</text:span><text:span text:style-name="T9"><text:tab/><text:tab/><text:tab/></text:span><text:span text:style-name="T17">a user's badge site</text:span></text:p>
      <text:p text:style-name="P4"/>
      <text:p text:style-name="P25">Header Format</text:p>
      <text:p text:style-name="P13"/>
      <text:p text:style-name="P5">name<text:tab/><text:tab/><text:tab/>start<text:tab/><text:tab/>end<text:tab/><text:tab/>length<text:tab/><text:tab/>descriptions</text:p>
      <text:p text:style-name="P3"/>
      <text:p text:style-name="P3">File Type<text:span text:style-name="T22"><text:tab/><text:tab/></text:span>0x00 -<text:span text:style-name="T7"><text:tab/><text:tab/></text:span>0x08<text:span text:style-name="T3"><text:tab/><text:tab/></text:span>9 Bytes <text:s text:c="3"/><text:span text:style-name="T4"><text:tab/></text:span>'TYMKRSCII'</text:p>
      <text:p text:style-name="P3">Version<text:span text:style-name="T22"><text:tab/><text:tab/></text:span>0x09 -<text:tab/><text:span text:style-name="T7"><text:tab/></text:span>0x09<text:span text:style-name="T3"><text:tab/><text:tab/></text:span>1 Byte <text:s text:c="4"/><text:span text:style-name="T4"><text:tab/></text:span>{tymkrscii_version}</text:p>
      <text:p text:style-name="P6"><text:span text:style-name="T4">Options</text:span><text:span text:style-name="T22"><text:tab/><text:tab/></text:span>0x0A -<text:tab/><text:span text:style-name="T7"><text:tab/></text:span>0x0<text:span text:style-name="T4">F</text:span><text:span text:style-name="T3"><text:tab/><text:tab/></text:span><text:span text:style-name="T4">6</text:span> Byte<text:span text:style-name="T4">s</text:span><text:span text:style-name="T13"><text:tab/><text:tab/></text:span><text:span text:style-name="T15">unused by the badge</text:span><text:span text:style-name="T10"><text:tab/><text:tab/></text:span></text:p>
      <text:p text:style-name="P6"/>
      <text:p text:style-name="P6"/>
      <text:p text:style-name="P26">User Logo</text:p>
      <text:p text:style-name="P14"/>
      <text:p text:style-name="P15">30x32 Mode 0 Tymkrscii Page File</text:p>
      <text:p text:style-name="P14"/>
      <text:p text:style-name="P21">If the user file was generated by the Imaginary Friend procedural generator built into the badge, the user logo will be the defaults/<text:span text:style-name="T14">default.tcipage</text:span> found on the badge.</text:p>
      <text:p text:style-name="P21"/>
      <text:p text:style-name="P21">If the user file was modified by the Logo Generator application found in the <text:span text:style-name="T19">main </text:span>badge menu, the user logo will be what ever was on screen when the user saved the logo.</text:p>
      <text:p text:style-name="P21"/>
      <text:p text:style-name="P21">If the user file was modified by the Uploader application found in the badge system menu, the user logo will be the <text:span text:style-name="T14">custom.tcipage</text:span> found in the root directory of the badge.<text:span text:style-name="T19"> <text:s/>The custom.tcipage may, in turn, have been generated using the Tymkrscii Draw python3 application found on your sdcard in the tools/ directory.</text:span></text:p>
      <text:p text:style-name="P17"/>
      <text:p text:style-name="P14"/>
      <text:p text:style-name="P27">User Keys</text:p>
      <text:p text:style-name="P14"/>
      <text:p text:style-name="P19">MAX: 2048 byte Tymkrscii Key File</text:p>
      <text:p text:style-name="P14"/>
      <text:p text:style-name="P16"><text:span text:style-name="T21">When</text:span> extracted, the user keys section is treated as a linefeed delimited text file. <text:s/>Similar to how a .address can be used in the World File: a<text:span text:style-name="T21">n</text:span> !address can be used in the user file keys to allow the <text:span text:style-name="T20">badge adventure engine or browser engine</text:span> to locate keys by name. <text:s/>Example:</text:p>
      <text:p text:style-name="P16"/>
      <text:p text:style-name="P16">!wallet</text:p>
      <text:p text:style-name="P16">0</text:p>
      <text:p text:style-name="P16">!calledmaude</text:p>
      <text:p text:style-name="P16">yes</text:p>
      <text:p text:style-name="P16"/>
      <text:p text:style-name="P20">When packaging a Keys File into a User File: <text:s/>if the packager runs out of space while adding a line, then that truncated line is zeroed out back to the last line feed to avoid any corrupted lines from making it into the baked User File. <text:s/>If the last complete line begins with a '!' then that line is zeroed out as well to avoid the Magic<text:span text:style-name="T6">I</text:span>nt from returning a line number past the end of the User Key Space.</text:p>
      <text:p text:style-name="P14"/>
      <text:p text:style-name="P7"><text:span text:style-name="T18">If the user file </text:span><text:span text:style-name="T21">is freshly </text:span><text:span text:style-name="T18">generated by the Imaginary Friend procedural generator built into the badge, </text:span><text:span text:style-name="T21">the user keys will be those found in defaults/</text:span><text:span text:style-name="T14">default.tcikeys</text:span><text:span text:style-name="T16"> </text:span><text:span text:style-name="T21">- with the USER_NAME_INDEX line changed to the output of the name generator.</text:span></text:p>
      <text:p text:style-name="P7"/>
      <text:p text:style-name="P7"><text:span text:style-name="T21">If the Badge Adventure has been played, it may have modified other lines in the user file.</text:span></text:p>
      <text:p text:style-name="P14"/>
      <text:p text:style-name="P14"/>
      <text:p text:style-name="P26">User Site</text:p>
      <text:p text:style-name="P14"/>
      <text:p text:style-name="P12"><text:span text:style-name="T18">If the user file </text:span><text:span text:style-name="T21">is freshly </text:span><text:span text:style-name="T18">generated by the Imaginary Friend procedural generator built into the badge, </text:span><text:span text:style-name="T21">the user site will be a copy of defaults/</text:span><text:span text:style-name="T14">default.tcisite</text:span><text:span text:style-name="T16"> </text:span><text:span text:style-name="T14">until </text:span><text:span text:style-name="T21">being replaced by a </text:span><text:span text:style-name="T14">custom.tcisite</text:span><text:span text:style-name="T21"> via the System Menu's Uploader Application.</text:span></text:p>
      <text:p text:style-name="P14"/>
      <text:p text:style-name="P18">MAX: <text:span text:style-name="T11">5152</text:span> byte Tymkrscii <text:span text:style-name="T11">Site</text:span> File</text:p>
      <text:p text:style-name="P18"/>
      <text:p text:style-name="P22">For more detailed information on site files, see the Badge Website Design Guide found on your sd card in the documentation/ directory.</text:p>
      <text:p text:style-name="P18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8:50:42.428325397</meta:creation-date>
    <dc:date>2023-03-20T12:02:01.390723702</dc:date>
    <meta:editing-duration>P2DT6H3M14S</meta:editing-duration>
    <meta:editing-cycles>34</meta:editing-cycles>
    <meta:generator>LibreOffice/7.4.5.1$Linux_X86_64 LibreOffice_project/40$Build-1</meta:generator>
    <meta:document-statistic meta:table-count="0" meta:image-count="0" meta:object-count="0" meta:page-count="1" meta:paragraph-count="34" meta:word-count="499" meta:character-count="2844" meta:non-whitespace-character-count="2318"/>
  </office:meta>
</office:document-meta>
</file>